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272cm" table:align="left"/>
    </style:style>
    <style:style style:name="Table1.A" style:family="table-column">
      <style:table-column-properties style:column-width="8.008cm"/>
    </style:style>
    <style:style style:name="Table1.B" style:family="table-column">
      <style:table-column-properties style:column-width="8.264cm"/>
    </style:style>
    <style:style style:name="Table1.A1" style:family="table-cell">
      <style:table-cell-properties style:vertical-align="middle" fo:padding="0.049cm" fo:border="none"/>
    </style:style>
    <style:style style:name="P1" style:family="paragraph" style:parent-style-name="Standard">
      <style:text-properties fo:font-style="italic" style:text-underline-style="solid" style:text-underline-width="auto" style:text-underline-color="font-color" fo:font-weight="bold" officeooo:rsid="001460a8" officeooo:paragraph-rsid="001460a8" style:font-style-asian="italic" style:font-weight-asian="bold" style:font-style-complex="italic" style:font-weight-complex="bold"/>
    </style:style>
    <style:style style:name="P2"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1d51d8" officeooo:paragraph-rsid="002bedd0" style:font-style-asian="italic" style:font-weight-asian="bold" style:font-style-complex="italic" style:font-weight-complex="bold"/>
    </style:style>
    <style:style style:name="P3" style:family="paragraph" style:parent-style-name="Standard">
      <style:text-properties fo:font-style="italic" style:text-underline-style="solid" style:text-underline-width="auto" style:text-underline-color="font-color" fo:font-weight="bold" officeooo:rsid="001d51d8" officeooo:paragraph-rsid="002bedd0" style:font-style-asian="italic" style:font-weight-asian="bold" style:font-style-complex="italic" style:font-weight-complex="bold"/>
    </style:style>
    <style:style style:name="P4" style:family="paragraph" style:parent-style-name="Standard">
      <style:text-properties fo:font-style="italic" style:text-underline-style="solid" style:text-underline-width="auto" style:text-underline-color="font-color" fo:font-weight="bold" officeooo:paragraph-rsid="002bf349" style:font-style-asian="italic" style:font-weight-asian="bold" style:font-style-complex="italic" style:font-weight-complex="bold"/>
    </style:style>
    <style:style style:name="P5" style:family="paragraph" style:parent-style-name="Text_20_body">
      <style:text-properties fo:font-style="italic" style:text-underline-style="solid" style:text-underline-width="auto" style:text-underline-color="font-color" fo:font-weight="bold" officeooo:rsid="002e4044" officeooo:paragraph-rsid="002e4044" style:font-style-asian="italic" style:font-weight-asian="bold" style:font-style-complex="italic" style:font-weight-complex="bold"/>
    </style:style>
    <style:style style:name="P6" style:family="paragraph" style:parent-style-name="Text_20_body">
      <style:text-properties fo:font-style="italic" style:text-underline-style="solid" style:text-underline-width="auto" style:text-underline-color="font-color" fo:font-weight="bold" officeooo:rsid="0032a9b6" officeooo:paragraph-rsid="0032a9b6" style:font-style-asian="italic" style:font-weight-asian="bold" style:font-style-complex="italic" style:font-weight-complex="bold"/>
    </style:style>
    <style:style style:name="P7" style:family="paragraph" style:parent-style-name="Standard">
      <style:text-properties fo:font-style="italic" style:text-underline-style="solid" style:text-underline-width="auto" style:text-underline-color="font-color" fo:font-weight="bold" officeooo:paragraph-rsid="003efbec" style:font-style-asian="italic" style:font-weight-asian="bold" style:font-style-complex="italic" style:font-weight-complex="bold"/>
    </style:style>
    <style:style style:name="P8" style:family="paragraph" style:parent-style-name="Standard">
      <style:text-properties fo:font-style="italic" style:text-underline-style="solid" style:text-underline-width="auto" style:text-underline-color="font-color" fo:font-weight="bold" officeooo:rsid="003fa37f" officeooo:paragraph-rsid="003fa37f" style:font-style-asian="italic" style:font-weight-asian="bold" style:font-style-complex="italic" style:font-weight-complex="bold"/>
    </style:style>
    <style:style style:name="P9" style:family="paragraph" style:parent-style-name="Standard">
      <style:text-properties fo:font-style="italic" style:text-underline-style="solid" style:text-underline-width="auto" style:text-underline-color="font-color" fo:font-weight="bold" officeooo:rsid="001e592a" officeooo:paragraph-rsid="002bedd0" fo:background-color="transparent" style:font-style-asian="italic" style:font-weight-asian="bold" style:font-style-complex="italic" style:font-weight-complex="bold"/>
    </style:style>
    <style:style style:name="P10" style:family="paragraph" style:parent-style-name="Text_20_body">
      <style:text-properties fo:font-style="italic" style:text-underline-style="solid" style:text-underline-width="auto" style:text-underline-color="font-color" fo:font-weight="normal" officeooo:rsid="0032a9b6" officeooo:paragraph-rsid="0032a9b6" style:font-style-asian="italic" style:font-weight-asian="normal" style:font-style-complex="italic" style:font-weight-complex="normal"/>
    </style:style>
    <style:style style:name="P11" style:family="paragraph" style:parent-style-name="Standard">
      <style:text-properties fo:font-style="normal" style:text-underline-style="solid" style:text-underline-width="auto" style:text-underline-color="font-color" fo:font-weight="normal" officeooo:rsid="001460a8" officeooo:paragraph-rsid="001460a8" style:font-style-asian="normal" style:font-weight-asian="normal" style:font-style-complex="normal" style:font-weight-complex="normal"/>
    </style:style>
    <style:style style:name="P12" style:family="paragraph" style:parent-style-name="Standard">
      <style:text-properties fo:font-style="normal" style:text-underline-style="solid" style:text-underline-width="auto" style:text-underline-color="font-color" fo:font-weight="normal" officeooo:rsid="001460a8" officeooo:paragraph-rsid="00159256"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460a8" officeooo:paragraph-rsid="001460a8" style:font-style-asian="normal" style:font-weight-asian="normal" style:font-style-complex="normal" style:font-weight-complex="normal"/>
    </style:style>
    <style:style style:name="P14" style:family="paragraph" style:parent-style-name="Text_20_body">
      <style:text-properties fo:font-style="normal" style:text-underline-style="none" fo:font-weight="normal" officeooo:rsid="001460a8" officeooo:paragraph-rsid="00159256"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d51d8" officeooo:paragraph-rsid="002bedd0" style:font-style-asian="normal" style:font-weight-asian="normal" style:font-style-complex="normal" style:font-weight-complex="normal"/>
    </style:style>
    <style:style style:name="P16" style:family="paragraph" style:parent-style-name="Text_20_body">
      <style:text-properties fo:font-style="normal" style:text-underline-style="none" fo:font-weight="normal" officeooo:rsid="001d51d8" officeooo:paragraph-rsid="002bedd0"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2c035c" officeooo:paragraph-rsid="002c035c" style:font-style-asian="normal" style:font-weight-asian="normal" style:font-style-complex="normal" style:font-weight-complex="normal"/>
    </style:style>
    <style:style style:name="P18" style:family="paragraph" style:parent-style-name="Text_20_body">
      <style:text-properties fo:font-style="normal" style:text-underline-style="none" fo:font-weight="normal" officeooo:rsid="002c035c" officeooo:paragraph-rsid="002c035c"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paragraph-rsid="002c035c" style:font-style-asian="normal" style:font-weight-asian="normal" style:font-style-complex="normal" style:font-weight-complex="normal"/>
    </style:style>
    <style:style style:name="P20" style:family="paragraph" style:parent-style-name="Text_20_body">
      <style:text-properties fo:font-style="normal" style:text-underline-style="none" fo:font-weight="normal" officeooo:rsid="002e4044" officeooo:paragraph-rsid="002e4044" style:font-style-asian="normal" style:font-weight-asian="normal" style:font-style-complex="normal" style:font-weight-complex="normal"/>
    </style:style>
    <style:style style:name="P21" style:family="paragraph" style:parent-style-name="Preformatted_20_Text">
      <style:text-properties fo:font-style="normal" style:text-underline-style="none" fo:font-weight="normal" officeooo:rsid="003fa37f" officeooo:paragraph-rsid="003fa37f"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3fa37f" officeooo:paragraph-rsid="003fa37f" style:font-style-asian="normal" style:font-weight-asian="normal" style:font-style-complex="normal" style:font-weight-complex="normal"/>
    </style:style>
    <style:style style:name="P23" style:family="paragraph" style:parent-style-name="Text_20_body">
      <style:text-properties fo:font-style="normal" style:text-underline-style="none" fo:font-weight="normal" officeooo:rsid="003fa37f" officeooo:paragraph-rsid="003fa37f" style:font-style-asian="normal" style:font-weight-asian="normal" style:font-style-complex="normal" style:font-weight-complex="normal"/>
    </style:style>
    <style:style style:name="P24" style:family="paragraph" style:parent-style-name="Text_20_body">
      <style:text-properties fo:font-style="normal" style:text-underline-style="none" fo:font-weight="normal" officeooo:rsid="0032a9b6" officeooo:paragraph-rsid="0032a9b6" style:font-style-asian="normal" style:font-weight-asian="normal" style:font-style-complex="normal" style:font-weight-complex="normal"/>
    </style:style>
    <style:style style:name="P25" style:family="paragraph" style:parent-style-name="Text_20_body">
      <style:text-properties fo:font-style="normal" style:text-underline-style="none" fo:font-weight="normal" officeooo:rsid="003b4417" officeooo:paragraph-rsid="003b4417"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1d51d8" officeooo:paragraph-rsid="002bedd0" fo:background-color="#ffff00" style:font-style-asian="normal" style:font-weight-asian="normal" style:font-style-complex="normal" style:font-weight-complex="normal"/>
    </style:style>
    <style:style style:name="P27" style:family="paragraph" style:parent-style-name="Standard">
      <style:text-properties fo:font-style="normal" style:text-underline-style="none" fo:font-weight="bold" officeooo:rsid="002bf349" officeooo:paragraph-rsid="002bf349" style:font-style-asian="normal" style:font-weight-asian="bold" style:font-style-complex="normal" style:font-weight-complex="bold"/>
    </style:style>
    <style:style style:name="P28" style:family="paragraph" style:parent-style-name="Text_20_body">
      <style:text-properties fo:font-style="normal" style:text-underline-style="none" fo:font-weight="bold" officeooo:rsid="002fe696" officeooo:paragraph-rsid="002fe696" style:font-style-asian="normal" style:font-weight-asian="bold" style:font-style-complex="normal" style:font-weight-complex="bold"/>
    </style:style>
    <style:style style:name="P29" style:family="paragraph" style:parent-style-name="Heading_20_4">
      <style:text-properties fo:font-style="normal" style:text-underline-style="none" fo:font-weight="bold" officeooo:rsid="001460a8" officeooo:paragraph-rsid="00159256" style:font-style-asian="normal" style:font-weight-asian="bold" style:font-style-complex="normal" style:font-weight-complex="bold"/>
    </style:style>
    <style:style style:name="P30" style:family="paragraph" style:parent-style-name="Text_20_body">
      <style:text-properties fo:font-style="normal" style:text-underline-style="none" fo:font-weight="bold" officeooo:rsid="0032a9b6" officeooo:paragraph-rsid="0032a9b6" style:font-style-asian="normal" style:font-weight-asian="bold" style:font-style-complex="normal" style:font-weight-complex="bold"/>
    </style:style>
    <style:style style:name="P31" style:family="paragraph" style:parent-style-name="Text_20_body">
      <style:text-properties fo:font-style="normal" style:text-underline-style="none" fo:font-weight="bold" officeooo:rsid="003b4417" officeooo:paragraph-rsid="003b4417"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officeooo:paragraph-rsid="00159256"/>
    </style:style>
    <style:style style:name="P33" style:family="paragraph" style:parent-style-name="Text_20_body">
      <style:paragraph-properties fo:text-align="justify" style:justify-single-word="false"/>
    </style:style>
    <style:style style:name="P34" style:family="paragraph" style:parent-style-name="Standard">
      <style:text-properties officeooo:paragraph-rsid="002bedd0"/>
    </style:style>
    <style:style style:name="P35" style:family="paragraph" style:parent-style-name="Standard">
      <style:text-properties fo:font-weight="bold" officeooo:rsid="002c035c" officeooo:paragraph-rsid="002c035c" style:font-weight-asian="bold" style:font-weight-complex="bold"/>
    </style:style>
    <style:style style:name="P36" style:family="paragraph" style:parent-style-name="Standard">
      <style:text-properties officeooo:paragraph-rsid="002bf349"/>
    </style:style>
    <style:style style:name="P37" style:family="paragraph" style:parent-style-name="Standard">
      <style:text-properties officeooo:paragraph-rsid="002c035c"/>
    </style:style>
    <style:style style:name="P38" style:family="paragraph" style:parent-style-name="Text_20_body">
      <style:text-properties officeooo:paragraph-rsid="002c035c"/>
    </style:style>
    <style:style style:name="P39" style:family="paragraph" style:parent-style-name="Standard">
      <style:text-properties officeooo:paragraph-rsid="002fe696"/>
    </style:style>
    <style:style style:name="P40" style:family="paragraph" style:parent-style-name="Text_20_body">
      <style:text-properties officeooo:paragraph-rsid="002fe696"/>
    </style:style>
    <style:style style:name="P41" style:family="paragraph" style:parent-style-name="Text_20_body">
      <style:text-properties fo:font-weight="normal" officeooo:paragraph-rsid="002fe696" style:font-weight-asian="normal" style:font-weight-complex="normal"/>
    </style:style>
    <style:style style:name="P42" style:family="paragraph" style:parent-style-name="Text_20_body">
      <style:text-properties officeooo:paragraph-rsid="003190ee"/>
    </style:style>
    <style:style style:name="P43" style:family="paragraph" style:parent-style-name="Text_20_body">
      <style:text-properties officeooo:paragraph-rsid="0032a9b6"/>
    </style:style>
    <style:style style:name="P44" style:family="paragraph" style:parent-style-name="Heading_20_2">
      <style:text-properties fo:font-size="12pt" fo:font-style="normal" style:text-underline-style="none" fo:font-weight="bold" officeooo:rsid="003fa37f" officeooo:paragraph-rsid="003fa37f" style:font-size-asian="12pt" style:font-style-asian="normal" style:font-weight-asian="bold" style:font-size-complex="12pt" style:font-style-complex="normal" style:font-weight-complex="bold"/>
    </style:style>
    <style:style style:name="P45" style:family="paragraph" style:parent-style-name="Preformatted_20_Text">
      <style:paragraph-properties fo:margin-top="0cm" fo:margin-bottom="0.499cm" style:contextual-spacing="false"/>
    </style:style>
    <style:style style:name="P46" style:family="paragraph" style:parent-style-name="Standard">
      <style:text-properties officeooo:paragraph-rsid="003efbec"/>
    </style:style>
    <style:style style:name="P47" style:family="paragraph" style:parent-style-name="Text_20_body">
      <style:text-properties officeooo:paragraph-rsid="003efbec"/>
    </style:style>
    <style:style style:name="P48" style:family="paragraph" style:parent-style-name="Text_20_body">
      <style:text-properties officeooo:paragraph-rsid="003cfeab"/>
    </style:style>
    <style:style style:name="P49" style:family="paragraph" style:parent-style-name="Text_20_body">
      <style:paragraph-properties fo:margin-top="0cm" fo:margin-bottom="0cm" style:contextual-spacing="false"/>
    </style:style>
    <style:style style:name="P50" style:family="paragraph" style:parent-style-name="Text_20_body">
      <style:text-properties fo:language="en" fo:country="US"/>
    </style:style>
    <style:style style:name="P51" style:family="paragraph" style:parent-style-name="Standard">
      <style:text-properties fo:font-style="italic" style:text-underline-style="solid" style:text-underline-width="auto" style:text-underline-color="font-color" fo:font-weight="bold" officeooo:rsid="001e592a" officeooo:paragraph-rsid="003e8808" fo:background-color="transparent" style:font-style-asian="italic" style:font-weight-asian="bold" style:font-style-complex="italic" style:font-weight-complex="bold"/>
    </style:style>
    <style:style style:name="P52" style:family="paragraph" style:parent-style-name="Standard">
      <style:text-properties fo:font-style="italic" style:text-underline-style="solid" style:text-underline-width="auto" style:text-underline-color="font-color" fo:font-weight="bold" officeooo:rsid="001e592a" officeooo:paragraph-rsid="003efbec" fo:background-color="transparent" style:font-style-asian="italic" style:font-weight-asian="bold" style:font-style-complex="italic" style:font-weight-complex="bold"/>
    </style:style>
    <style:style style:name="P53" style:family="paragraph" style:parent-style-name="Text_20_body" style:list-style-name="L1"/>
    <style:style style:name="P54" style:family="paragraph" style:parent-style-name="Text_20_body" style:list-style-name="L1">
      <style:text-properties fo:font-style="normal" style:text-underline-style="none" fo:font-weight="normal" officeooo:rsid="002fe696" style:font-style-asian="normal" style:font-weight-asian="normal" style:font-style-complex="normal" style:font-weight-complex="normal"/>
    </style:style>
    <style:style style:name="P55" style:family="paragraph" style:parent-style-name="Text_20_body" style:list-style-name="L1">
      <style:text-properties fo:font-style="normal" style:text-underline-style="none" fo:font-weight="normal" officeooo:rsid="002fe696" officeooo:paragraph-rsid="002fe696"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03b4417" officeooo:paragraph-rsid="003b4417"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01d51d8" officeooo:paragraph-rsid="003cfeab" style:font-style-asian="normal" style:font-weight-asian="normal" style:font-style-complex="normal" style:font-weight-complex="normal"/>
    </style:style>
    <style:style style:name="P58" style:family="paragraph" style:parent-style-name="Text_20_body" style:list-style-name="L2">
      <style:text-properties fo:font-style="normal" style:text-underline-style="none" fo:font-weight="normal" officeooo:rsid="001460a8" officeooo:paragraph-rsid="00159256" style:font-style-asian="normal" style:font-weight-asian="normal" style:font-style-complex="normal" style:font-weight-complex="normal"/>
    </style:style>
    <style:style style:name="P59" style:family="paragraph" style:parent-style-name="Text_20_body" style:list-style-name="L1">
      <style:text-properties officeooo:rsid="002fe696" officeooo:paragraph-rsid="002fe696"/>
    </style:style>
    <style:style style:name="P60" style:family="paragraph" style:parent-style-name="Text_20_body" style:list-style-name="L3"/>
    <style:style style:name="P61" style:family="paragraph" style:parent-style-name="Text_20_body" style:list-style-name="L4">
      <style:text-properties officeooo:paragraph-rsid="003efbec"/>
    </style:style>
    <style:style style:name="P62" style:family="paragraph" style:parent-style-name="Text_20_body" style:list-style-name="L5"/>
    <style:style style:name="P63" style:family="paragraph" style:parent-style-name="Text_20_body" style:list-style-name="L5">
      <style:paragraph-properties fo:margin-top="0cm" fo:margin-bottom="0cm" style:contextual-spacing="false"/>
    </style:style>
    <style:style style:name="T1" style:family="text">
      <style:text-properties style:text-underline-style="none"/>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159256" style:font-style-asian="normal" style:font-weight-asian="normal" style:font-style-complex="normal" style:font-weight-complex="normal"/>
    </style:style>
    <style:style style:name="T4" style:family="text">
      <style:text-properties fo:font-style="normal" style:text-underline-style="none" fo:font-weight="normal" officeooo:rsid="001d51d8" style:font-style-asian="normal" style:font-weight-asian="normal" style:font-style-complex="normal" style:font-weight-complex="normal"/>
    </style:style>
    <style:style style:name="T5" style:family="text">
      <style:text-properties fo:font-style="normal" style:text-underline-style="none" fo:font-weight="normal" officeooo:rsid="001460a8" style:font-style-asian="normal" style:font-weight-asian="normal" style:font-style-complex="normal" style:font-weight-complex="normal"/>
    </style:style>
    <style:style style:name="T6" style:family="text">
      <style:text-properties fo:font-style="normal" style:text-underline-style="none" fo:font-weight="normal" officeooo:rsid="002bf349" style:font-style-asian="normal" style:font-weight-asian="normal" style:font-style-complex="normal" style:font-weight-complex="normal"/>
    </style:style>
    <style:style style:name="T7" style:family="text">
      <style:text-properties fo:font-style="normal" style:text-underline-style="none" fo:font-weight="normal" officeooo:rsid="002c035c" style:font-style-asian="normal" style:font-weight-asian="normal" style:font-style-complex="normal" style:font-weight-complex="normal"/>
    </style:style>
    <style:style style:name="T8" style:family="text">
      <style:text-properties fo:font-style="normal" style:text-underline-style="none" fo:font-weight="normal" officeooo:rsid="002fe696" style:font-style-asian="normal" style:font-weight-asian="normal" style:font-style-complex="normal" style:font-weight-complex="normal"/>
    </style:style>
    <style:style style:name="T9" style:family="text">
      <style:text-properties fo:font-style="normal" style:text-underline-style="none" fo:font-weight="normal" officeooo:rsid="0032a9b6" style:font-style-asian="normal" style:font-weight-asian="normal" style:font-style-complex="normal" style:font-weight-complex="normal"/>
    </style:style>
    <style:style style:name="T10" style:family="text">
      <style:text-properties fo:font-style="normal" style:text-underline-style="none" fo:font-weight="normal" officeooo:rsid="003b4417" style:font-style-asian="normal" style:font-weight-asian="normal" style:font-style-complex="normal" style:font-weight-complex="normal"/>
    </style:style>
    <style:style style:name="T11" style:family="text">
      <style:text-properties fo:font-style="normal" style:text-underline-style="none" fo:font-weight="normal" officeooo:rsid="001e592a" fo:background-color="transparent" loext:char-shading-value="0" style:font-style-asian="normal" style:font-weight-asian="normal" style:font-style-complex="normal" style:font-weight-complex="normal"/>
    </style:style>
    <style:style style:name="T12" style:family="text">
      <style:text-properties fo:font-style="normal" style:text-underline-style="none" officeooo:rsid="001e592a" fo:background-color="transparent" loext:char-shading-value="0"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officeooo:rsid="002c035c" style:font-style-asian="normal" style:font-style-complex="normal"/>
    </style:style>
    <style:style style:name="T15" style:family="text">
      <style:text-properties fo:font-style="normal" style:text-underline-style="none" fo:font-weight="bold" officeooo:rsid="001460a8" style:font-style-asian="normal" style:font-weight-asian="bold" style:font-style-complex="normal" style:font-weight-complex="bold"/>
    </style:style>
    <style:style style:name="T16" style:family="text">
      <style:text-properties fo:font-style="normal" style:text-underline-style="none" fo:font-weight="bold" officeooo:rsid="002bf349" style:font-style-asian="normal" style:font-weight-asian="bold" style:font-style-complex="normal" style:font-weight-complex="bold"/>
    </style:style>
    <style:style style:name="T17" style:family="text">
      <style:text-properties fo:font-style="normal" style:text-underline-style="none" fo:font-weight="bold" officeooo:rsid="002fe696" style:font-style-asian="normal" style:font-weight-asian="bold" style:font-style-complex="normal" style:font-weight-complex="bold"/>
    </style:style>
    <style:style style:name="T18" style:family="text">
      <style:text-properties style:text-underline-style="solid" style:text-underline-width="auto" style:text-underline-color="font-color"/>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01d51d8"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01460a8"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02bf349"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0159256"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02c035c"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02e4044"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02fe696"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032a9b6"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03b4417"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background-color="#ffff00" loext:char-shading-value="0"/>
    </style:style>
    <style:style style:name="T33" style:family="text">
      <style:text-properties officeooo:rsid="001e592a" fo:background-color="transparent" loext:char-shading-value="0"/>
    </style:style>
    <style:style style:name="T34" style:family="text">
      <style:text-properties fo:font-weight="bold"/>
    </style:style>
    <style:style style:name="T35" style:family="text">
      <style:text-properties fo:font-weight="bold" style:font-weight-asian="bold" style:font-weight-complex="bold"/>
    </style:style>
    <style:style style:name="T36" style:family="text">
      <style:text-properties fo:font-weight="normal" style:font-weight-asian="normal" style:font-weight-complex="normal"/>
    </style:style>
    <style:style style:name="T37" style:family="text">
      <style:text-properties style:font-name="Liberation Serif"/>
    </style:style>
    <style:style style:name="T38" style:family="text">
      <style:text-properties fo:language="en" fo:country="US"/>
    </style:style>
    <style:style style:name="T39" style:family="text">
      <style:text-properties fo:language="en" fo:country="US" fo:font-weight="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Network commands:</text:p>
      <text:p text:style-name="P1"/>
      <text:p text:style-name="P11"><text:span text:style-name="T31">ifconfig </text:span><text:span text:style-name="T1">: interface configurator</text:span></text:p>
      <text:p text:style-name="P13">Basic information displayed upon using ifconfig are:</text:p>
      <text:p text:style-name="P13">i) ip adress</text:p>
      <text:p text:style-name="P13">ii)MAC adress</text:p>
      <text:p text:style-name="P13">iii)MTU (Maximum transmission unit)</text:p>
      <text:p text:style-name="P13"/>
      <text:p text:style-name="P13">ifconfig is used to initialize an interface, configure it with an ip address and enable or disable it.</text:p>
      <text:p text:style-name="P13">It is used to display the route and the network interface.</text:p>
      <text:p text:style-name="P13"/>
      <text:p text:style-name="P36"><text:span text:style-name="T21">Ifup:</text:span><text:span text:style-name="T5"> </text:span><text:span text:style-name="T2">To </text:span><text:span text:style-name="Strong_20_Emphasis"><text:span text:style-name="T13">enable</text:span></text:span><text:span text:style-name="T2"> specific interface,</text:span></text:p>
      <text:p text:style-name="P36"><text:span text:style-name="T15">s</text:span><text:span text:style-name="T16">yntax: </text:span><text:span text:style-name="T2">ifup eth0 </text:span></text:p>
      <text:p text:style-name="P4"/>
      <text:p text:style-name="P36"><text:span text:style-name="T22">Ifdown:</text:span><text:span text:style-name="T6"> </text:span><text:span text:style-name="T2">To </text:span><text:span text:style-name="Strong_20_Emphasis"><text:span text:style-name="T13">disable</text:span></text:span><text:span text:style-name="T2"> specific interface, </text:span></text:p>
      <text:p text:style-name="P36"><text:span text:style-name="T16">syntax: </text:span><text:span text:style-name="T13">ifdown eth0</text:span></text:p>
      <text:p text:style-name="P27"/>
      <text:p text:style-name="P27"/>
      <text:p text:style-name="P11"><text:span text:style-name="T31">ip: </text:span><text:span text:style-name="T1"><text:s/>The latest and updated version of ifconfig command.</text:span></text:p>
      <text:p text:style-name="P11"/>
      <text:p text:style-name="P11">Syntax;<text:span text:style-name="T1"> i) ip a</text:span></text:p>
      <text:p text:style-name="P13">ii) ip addr</text:p>
      <text:p text:style-name="P13"/>
      <text:p text:style-name="P11"><text:span text:style-name="T31">hostname: </text:span><text:span text:style-name="T1">simple command used to view and set hostname of a system.</text:span></text:p>
      <text:p text:style-name="P11"/>
      <text:p text:style-name="P32"><text:span text:style-name="T23">Ping: </text:span><text:span text:style-name="T3">P</text:span><text:span text:style-name="Source_20_Text">ing</text:span> is a command-line utility in Linux used to test the reachability and connectivity of network hosts or devices. The <text:span text:style-name="Source_20_Text">ping</text:span> command works by sending Internet Control Message Protocol (ICMP) packets to a specified IP address or hostname, and then waiting for a response.</text:p>
      <text:p text:style-name="P32"/>
      <text:p text:style-name="P33"><text:span text:style-name="T18">The syntax of the </text:span><text:span text:style-name="Source_20_Text"><text:span text:style-name="T18">ping</text:span></text:span><text:span text:style-name="T18"> command is</text:span>: <text:span text:style-name="Source_20_Text">ping [options] destination</text:span></text:p>
      <text:p text:style-name="P33">where <text:span text:style-name="Source_20_Text">destination</text:span> can be an IP address or a hostname of the target host.</text:p>
      <text:p text:style-name="P33">When <text:span text:style-name="Source_20_Text">ping</text:span> is executed, it sends a series of ICMP packets to the destination, with a default interval of 1 second between each packet. By default, <text:span text:style-name="Source_20_Text">ping</text:span> sends 4 packets and then terminates, but this can be changed using the <text:span text:style-name="Source_20_Text">-c</text:span> option.</text:p>
      <text:p text:style-name="P33">If the destination is reachable and responds to the ICMP packets, <text:span text:style-name="Source_20_Text">ping</text:span> displays a summary of the round-trip time, or latency, for each packet, as well as statistics on packet loss and other information. If the destination is unreachable, <text:span text:style-name="Source_20_Text">ping</text:span> displays an error message.</text:p>
      <text:p text:style-name="P33">The <text:span text:style-name="Source_20_Text">ping</text:span> command has several options that can be used to customize its behavior, such as the number of packets to send (<text:span text:style-name="Source_20_Text">-c</text:span>), the interval between packets (<text:span text:style-name="Source_20_Text">-i</text:span>), the packet size (<text:span text:style-name="Source_20_Text">-s</text:span>), and the timeout (<text:span text:style-name="Source_20_Text">-W</text:span>). The <text:span text:style-name="Source_20_Text">ping</text:span> command is a useful tool for troubleshooting network connectivity issues and for monitoring the performance of network devices.</text:p>
      <text:p text:style-name="P33"/>
      <text:p text:style-name="P34"><text:span text:style-name="T20">Root:</text:span><text:span text:style-name="T4"> </text:span><text:span text:style-name="T2">root is the top-level directory of the file system hierarchy. It is denoted by a forward slash (/), and it is the parent directory of all other directories and files on the system.</text:span></text:p>
      <text:p text:style-name="P15"><text:soft-page-break/>root user is a special administrative account in Linux that has complete control over the system. The root user has access to all files and directories on the system, and can perform any operation, including modifying system files and installing new software.</text:p>
      <text:p text:style-name="P15"/>
      <text:p text:style-name="P37"><text:span text:style-name="T24">Ethtool:</text:span><text:span text:style-name="T7"> </text:span><text:span text:style-name="Source_20_Text"><text:span text:style-name="T2">ethtool</text:span></text:span><text:span text:style-name="T2"> is a command-line utility in Linux that allows you to view and configure various parameters of your Ethernet network interfaces.</text:span></text:p>
      <text:p text:style-name="P35"><text:span text:style-name="T13">Syntax: </text:span><text:span text:style-name="T2">ethtool nw2</text:span></text:p>
      <text:p text:style-name="P17"/>
      <text:p text:style-name="P37"><text:span text:style-name="T24">Trace</text:span><text:span text:style-name="T25">r</text:span><text:span text:style-name="T24">out</text:span><text:span text:style-name="T25">e</text:span><text:span text:style-name="T24">: </text:span><text:span text:style-name="T7"><text:s/></text:span><text:span text:style-name="T2">traceroute command is a network troubleshooting utility that helps us determine the number of hops and packets traveling path required to reach a destination. It is used to display how the data transmitted from a local machine to a remote machine. Loading a web page is one of the common examples of the traceroute. A web page loading transfers data through a network and routers. The traceroute can display the routes, </text:span><text:a xlink:type="simple" xlink:href="https://www.javatpoint.com/ip-full-form" text:style-name="Internet_20_link" text:visited-style-name="Visited_20_Internet_20_Link">IP</text:a><text:span text:style-name="T2"> addresses, and hostnames of routers over a network. It can be useful for diagnosing network issues.</text:span></text:p>
      <text:p text:style-name="P19"/>
      <text:p text:style-name="P18">The following command-line options are supported by the traceroute command:</text:p>
      <text:p text:style-name="Text_20_body"><text:span text:style-name="Strong_20_Emphasis">-f, --first-hop=NUM:</text:span> It is used to set the initial hop distance.</text:p>
      <text:p text:style-name="Text_20_body"><text:span text:style-name="Strong_20_Emphasis">-g, --gateways=GATES:</text:span> It is used to display a list of gateways for loose source routing.</text:p>
      <text:p text:style-name="P38"><text:span text:style-name="Strong_20_Emphasis"><text:span text:style-name="T14">-I, --icmp:</text:span></text:span><text:span text:style-name="T7"> It is specified to use ICMP ECHO as a probe.</text:span></text:p>
      <text:p text:style-name="Text_20_body"><text:span text:style-name="Strong_20_Emphasis">-m, --max-hop=NUM:</text:span> It is used to set maximal hop count, the default is 64.</text:p>
      <text:p text:style-name="Text_20_body"><text:span text:style-name="Strong_20_Emphasis">-M, --type=METHOD:</text:span> It specifies the METHOD (icmp or udp) for traceroute operations, the default method is udp.</text:p>
      <text:p text:style-name="Text_20_body"><text:span text:style-name="Strong_20_Emphasis">-p, --port=PORT:</text:span> It is defined to use destination PORT port, the default PORT is 33434.</text:p>
      <text:p text:style-name="Text_20_body"><text:span text:style-name="Strong_20_Emphasis">-q, --tries=NUM:</text:span> It is used to forward NUM probe packets per hop, the default is 3.</text:p>
      <text:p text:style-name="Text_20_body"><text:span text:style-name="Strong_20_Emphasis">--resolve-hostnames:</text:span> It is used to resolve the hostnames.</text:p>
      <text:p text:style-name="P38"><text:span text:style-name="Strong_20_Emphasis">-t, --tos=NUM:</text:span> It is used to set the type of service (TOS) to NUM.</text:p>
      <text:p text:style-name="Text_20_body"><text:span text:style-name="Strong_20_Emphasis">-w, --wait=NUM:</text:span> It is used to wait in seconds for a response, the default is 3.</text:p>
      <text:p text:style-name="P38"><text:span text:style-name="Strong_20_Emphasis">-?, --help:</text:span> It is used to display the help manual that contains a brief description of supported command-line options and usage.</text:p>
      <text:p text:style-name="Text_20_body"><text:span text:style-name="Strong_20_Emphasis">--usage:</text:span> It displays a short usage message.</text:p>
      <text:p text:style-name="Text_20_body"><text:span text:style-name="Strong_20_Emphasis">-V, --version:</text:span> It is used to display the version information of the traceroute.</text:p>
      <text:p text:style-name="P5">NIC<text:span text:style-name="T2"> :(Network interface card)</text:span></text:p>
      <text:p text:style-name="P20">hardware component that enables a computer to connect to a network.</text:p>
      <text:p text:style-name="P20">In Linux, the "nic" command is typically used to display information about the network interfaces on a system. This command can provide useful information such as the interface name, IP address, MAC address, and network driver in use.</text:p>
      <text:p text:style-name="P40"><text:span text:style-name="T26">Portbonding:</text:span><text:span text:style-name="T8"> </text:span><text:span text:style-name="T2">Port Bonding, also known as NIC bonding, is a technique in Linux that allows multiple network interfaces to be combined into a single logical interface. This can provide several benefits, such as increased bandwidth, redundancy, and load balancing.</text:span></text:p>
      <text:p text:style-name="Text_20_body"><text:soft-page-break/>In Linux, Port Bonding is implemented using the bonding driver, which is part of the kernel. To use Port Bonding, you first need to configure the bonding driver and create a bonded interface.</text:p>
      <text:p text:style-name="Text_20_body">Here are the general steps to configure Port Bonding in Linux:</text:p>
      <text:list xml:id="list2480092215" text:style-name="L1">
        <text:list-item>
          <text:p text:style-name="P53">Load the bonding kernel module: Use the following command to load the bonding kernel module:</text:p>
          <text:p text:style-name="P54">sudo modprobe bonding</text:p>
        </text:list-item>
        <text:list-item>
          <text:p text:style-name="P54">Create a bond interface: Use the following command to create a bond interface with a specified name and bonding mode:</text:p>
          <text:p text:style-name="P54">sudo ip link add bond0 type bond mode &lt;mode&gt;</text:p>
        </text:list-item>
        <text:list-item>
          <text:p text:style-name="P53"><text:span text:style-name="T8">Replace </text:span><text:span text:style-name="Source_20_Text"><text:span text:style-name="T8">&lt;mode&gt;</text:span></text:span><text:span text:style-name="T8"> with the desired bonding mode, such as "balance-rr" (round-robin), "active-backup" (active-standby), or "802.3ad" (LACP).</text:span></text:p>
          <text:p text:style-name="P55">Add network interfaces to the bond interface: Use the following command to add one or more network interfaces to the bond interface:</text:p>
          <text:p text:style-name="P55">sudo ip link set &lt;interface&gt; master bond0</text:p>
        </text:list-item>
        <text:list-item>
          <text:p text:style-name="P53"><text:span text:style-name="T8">Replace </text:span><text:span text:style-name="Source_20_Text"><text:span text:style-name="T8">&lt;interface&gt;</text:span></text:span><text:span text:style-name="T8"> with the name of the network interface you want to add to the bond interface, such as "eth0" or "enp0s3".</text:span></text:p>
          <text:p text:style-name="P54">Configure the bond interface: Use the following command to configure the bond interface, such as setting its IP address and netmask:</text:p>
          <text:p text:style-name="P54">sudo ip addr add &lt;ip-address&gt;/&lt;netmask&gt; dev bond0</text:p>
        </text:list-item>
        <text:list-item>
          <text:p text:style-name="P59"><text:span text:style-name="T2">Replace </text:span><text:span text:style-name="Source_20_Text"><text:span text:style-name="T2">&lt;ip-address&gt;</text:span></text:span><text:span text:style-name="T2"> and </text:span><text:span text:style-name="Source_20_Text"><text:span text:style-name="T2">&lt;netmask&gt;</text:span></text:span><text:span text:style-name="T2"> with the desired IP address and netmask for the bond interface.</text:span></text:p>
          <text:p text:style-name="P55">Save the configuration: To make the Port Bonding configuration persistent across reboots, you need to save it in the network configuration files.</text:p>
        </text:list-item>
      </text:list>
      <text:p text:style-name="P39"><text:span text:style-name="T26">Curl &amp;wget:</text:span><text:span text:style-name="T8"> T</text:span><text:span text:style-name="T2">hese commands are used to download a file from the internet using CLI. With curl commands option O will be used while wget command will be used without any option. The file will be saved in the current directory.</text:span></text:p>
      <text:p text:style-name="P39"><text:span text:style-name="T17">Syntax:</text:span><text:span text:style-name="T13">curl -O &lt;fileLink&gt; </text:span></text:p>
      <text:p text:style-name="P28">wget &lt;fileLink&gt;  </text:p>
      <text:p text:style-name="P41">The curl command supports the following command-line options:</text:p>
      <text:p text:style-name="Text_20_body"><text:span text:style-name="Strong_20_Emphasis">--abstract-unix-socket &lt;path&gt;:</text:span> It is used to connect via abstract Unix domain socket instead of a network.</text:p>
      <text:p text:style-name="Text_20_body"><text:span text:style-name="Strong_20_Emphasis">--anyauth:</text:span> It is used to command curl for authenticating the method by itself for using the most secure method. This utility is an optional utility "--basic, --digest, --ntlm, and negotiate," which is used to set a specific authentication method.</text:p>
      <text:p text:style-name="Text_20_body"><text:span text:style-name="Strong_20_Emphasis">-a, --append:</text:span> It is used to upload files. It appends the file rather than overwriting it. If the given file does not exist on the server, it will create one.</text:p>
      <text:p text:style-name="Text_20_body"><text:span text:style-name="Strong_20_Emphasis">--basic:</text:span> It specifies the use of <text:a xlink:type="simple" xlink:href="https://www.javatpoint.com/http-full-form" text:style-name="Internet_20_link" text:visited-style-name="Visited_20_Internet_20_Link">HTTP</text:a> basic authentication. It is the default option of the curl command. It is useful for overriding the previous settings.</text:p>
      <text:p text:style-name="Text_20_body"><text:soft-page-break/><text:span text:style-name="Strong_20_Emphasis">--cacert &lt;file&gt;:</text:span> It is specified for using the particular certificate file to verify the peer. The files may have several CA certificates. The standard format for the certificates is PEM, so, all the certificates must be in it.</text:p>
      <text:p text:style-name="Text_20_body"><text:span text:style-name="Strong_20_Emphasis">--capath &lt;dir&gt;:</text:span> It is specified for using the particular directory to verify the peer. We can specify multiple paths by separating them by a colon (:) such as "path: path2:path3". The standard format for the certificates is PEM, so, all the certificates must be in it.</text:p>
      <text:p text:style-name="Text_20_body"><text:span text:style-name="Strong_20_Emphasis">--cert-status:</text:span> It is used to verify the status of the server certificate. It uses Certificate Status Request or OCSP stapling TLS.</text:p>
      <text:p text:style-name="Text_20_body"><text:span text:style-name="Strong_20_Emphasis">--cert-type &lt;type&gt;:</text:span> It specifies the provided curl certificate type. These certificates can be in PEM, DER, and ENG format. The default value is PEM. If it is specified multiple times, the last value will be taken by the curl.</text:p>
      <text:p text:style-name="Text_20_body"><text:span text:style-name="Strong_20_Emphasis">-E, --cert &lt;certificate[: password]&gt;:</text:span> It is specified for using the client certificate file when getting a file via any of SSL-based protocol such as HTTPS, FTPS, etc.</text:p>
      <text:p text:style-name="Text_20_body"><text:span text:style-name="Strong_20_Emphasis">--ciphers &lt;list of ciphers&gt;:</text:span> It is used to select the ciphers to use in the connection. </text:p>
      <text:p text:style-name="Text_20_body"><text:span text:style-name="Strong_20_Emphasis">--compressed-ssh:</text:span> It is used to enable built-in SSH compression. This option will take as a request by the server, so the server may or may not accept it.</text:p>
      <text:p text:style-name="Text_20_body"><text:span text:style-name="Strong_20_Emphasis">--compressed:</text:span> It is used to request a compressed response using the curl algorithms and saves the uncompressed document. This option will send a report for unsupported encoding curl.</text:p>
      <text:p text:style-name="Text_20_body"><text:span text:style-name="Strong_20_Emphasis">-K, --config &lt;file&gt;:</text:span> It is used to describe a text file for reading curl arguments. The curl will use the command line arguments from the text file.</text:p>
      <text:p text:style-name="Text_20_body"><text:span text:style-name="Strong_20_Emphasis">--connect-timeout &lt;seconds&gt;:</text:span> It is used to specify the maximum time in seconds for curl connection time-out.</text:p>
      <text:p text:style-name="Text_20_body"><text:span text:style-name="Strong_20_Emphasis">--connect-to &lt;HOST1:PORT1:HOST2:PORT2&gt;:</text:span> It is used to create a request to the given pair of host and port; otherwise, it will connect to the next pair. This option is a handy tool for making direct requests at a specific server.</text:p>
      <text:p text:style-name="Text_20_body"><text:span text:style-name="Strong_20_Emphasis">-C, --continue-at &lt;offset&gt;:</text:span> It is used to continue or resume a previous file transfer at the given offset.</text:p>
      <text:p text:style-name="P16"><text:span text:style-name="Strong_20_Emphasis">-c, --cookie-jar &lt;filename&gt;:</text:span> It is used to specify a particular file to which we want to write all cookies after a successful operation.</text:p>
      <text:p text:style-name="Text_20_body"><text:span text:style-name="Strong_20_Emphasis">-b, --cookie &lt;data&gt;:</text:span> It is used to forward data to the <text:a xlink:type="simple" xlink:href="https://www.javatpoint.com/http-tutorial" text:style-name="Internet_20_link" text:visited-style-name="Visited_20_Internet_20_Link">HTTP</text:a> server in the Cookie header.</text:p>
      <text:p text:style-name="Text_20_body"><text:span text:style-name="Strong_20_Emphasis">--create-dirs:</text:span> It is used for conjunction with the '-o? option, It will create the required local directory hierarchy.</text:p>
      <text:p text:style-name="Text_20_body"><text:span text:style-name="Strong_20_Emphasis">--crlf (FTP SMTP):</text:span> It is used to convert LF to CRLF in the upload. It is a handy tool for MVS (OS/390).</text:p>
      <text:p text:style-name="P42"><text:span text:style-name="Strong_20_Emphasis">--crlfile &lt;file&gt;:</text:span> It is used to specify (in PEM format) with a Certificate Revocation List.</text:p>
      <text:p text:style-name="P42"><text:span text:style-name="Strong_20_Emphasis">--data-ascii &lt;data&gt;:</text:span> It is an alias for the ?-d? option.</text:p>
      <text:p text:style-name="Text_20_body"><text:span text:style-name="Strong_20_Emphasis">--delegation &lt;LEVEL&gt;:</text:span> It is used to set LEVEL to acknowledge server what it is allowed to delegate when it comes to user credentials.</text:p>
      <text:p text:style-name="Text_20_body"><text:soft-page-break/><text:span text:style-name="Strong_20_Emphasis">--digest:</text:span> It is used to enable HTTP Digest authentication.</text:p>
      <text:p text:style-name="Text_20_body"><text:span text:style-name="Strong_20_Emphasis">-q, --disable:</text:span> If used as the first argument, It will ignore the curlrc config file.</text:p>
      <text:p text:style-name="Text_20_body"><text:span text:style-name="Strong_20_Emphasis">--dns-interface &lt;interface&gt;:</text:span> It is used to acknowledge the server to send the outgoing DNS requests.</text:p>
      <text:p text:style-name="Text_20_body"><text:span text:style-name="Strong_20_Emphasis">--dns-servers &lt;addresses&gt;:</text:span> It is used to specify the <text:a xlink:type="simple" xlink:href="https://www.javatpoint.com/dns-full-form" text:style-name="Internet_20_link" text:visited-style-name="Visited_20_Internet_20_Link">DNS</text:a> servers instead of default servers.</text:p>
      <text:p text:style-name="Text_20_body"><text:span text:style-name="Strong_20_Emphasis">-f, --fail:</text:span> It is used to make the curl silently fail on server errors.</text:p>
      <text:p text:style-name="Text_20_body"><text:span text:style-name="Strong_20_Emphasis">-F, --form &lt;name=content&gt;:</text:span> It is used emulate a filled-in form submitted by user.</text:p>
      <text:p text:style-name="Text_20_body"><text:span text:style-name="Strong_20_Emphasis">-P, --ftp-port &lt;address&gt;:</text:span> It is used to reverse the default listener roles when connecting with FTP.</text:p>
      <text:p text:style-name="Text_20_body"><text:span text:style-name="Strong_20_Emphasis">--ftp-ssl-ccc-mode &lt;active/passive&gt;:</text:span> It is used to set the CCC mode.</text:p>
      <text:p text:style-name="Text_20_body"><text:span text:style-name="Strong_20_Emphasis">-G, --get:</text:span> It is used to specify data with ?-d? option to be used in an HTTP GET request instead of POST request.</text:p>
      <text:p text:style-name="Text_20_body"><text:span text:style-name="Strong_20_Emphasis">-h, --help:</text:span> It is used to show the help manual having a brief description of the usage and support options.</text:p>
      <text:p text:style-name="Text_20_body"><text:span text:style-name="Strong_20_Emphasis">-0, --http1.0:</text:span> It is specified for using the HTTP version 1.0.</text:p>
      <text:p text:style-name="Text_20_body"><text:span text:style-name="Strong_20_Emphasis">--ignore-content-length:</text:span> It is used to ignore the Content-Length header.</text:p>
      <text:p text:style-name="Text_20_body"><text:span text:style-name="Strong_20_Emphasis">-i, --include:</text:span> It is used to include the HTTP responses headers.</text:p>
      <text:p text:style-name="Text_20_body"><text:span text:style-name="Strong_20_Emphasis">-4, --ipv4:</text:span> It is used to resolve names to Ipv4 addresses.</text:p>
      <text:p text:style-name="Text_20_body"><text:span text:style-name="Strong_20_Emphasis">-6, --ipv6:</text:span> It is used to resolve names to Ipv6 addresses.</text:p>
      <text:p text:style-name="P43"><text:span text:style-name="T27">FTP AND SFTP:</text:span><text:span text:style-name="T9"> </text:span><text:span text:style-name="T2">The ftp stands for </text:span><text:span text:style-name="Strong_20_Emphasis"><text:span text:style-name="T13">F</text:span></text:span><text:span text:style-name="T2">ile </text:span><text:span text:style-name="Strong_20_Emphasis"><text:span text:style-name="T13">T</text:span></text:span><text:span text:style-name="T2">ransfer </text:span><text:span text:style-name="Strong_20_Emphasis"><text:span text:style-name="T13">P</text:span></text:span><text:span text:style-name="T2">rotocol. It connect to the remote host to exchange files and directories from one host to another over a network which can be LAN or any other.</text:span></text:p>
      <text:p text:style-name="Text_20_body">The sftp stands for <text:span text:style-name="Strong_20_Emphasis">S</text:span>ecure <text:span text:style-name="Strong_20_Emphasis">ftp.</text:span></text:p>
      <text:p text:style-name="Text_20_body">Most of the ftp commands are applicable to sftp. So wherever, you need to use sftp, you can use it at the place of ftp.</text:p>
      <text:p text:style-name="P6"><text:span text:style-name="Source_20_Text">scp</text:span><text:span text:style-name="T2">: To securely copy a file from a local computer to a remote computer, you can use the following command:</text:span></text:p>
      <text:p text:style-name="P6"><text:span text:style-name="T13">scp localfile.txt </text:span><text:a xlink:type="simple" xlink:href="mailto:username@remote" text:style-name="Internet_20_link" text:visited-style-name="Visited_20_Internet_20_Link">username@remote</text:a><text:span text:style-name="T13">:/path/to/destination/</text:span></text:p>
      <text:p text:style-name="P10"><text:span text:style-name="T13">This will transfer the </text:span><text:span text:style-name="Source_20_Text"><text:span text:style-name="T13">localfile.txt</text:span></text:span><text:span text:style-name="T13"> to the remote computer at </text:span><text:span text:style-name="Source_20_Text"><text:span text:style-name="T13">/path/to/destination/</text:span></text:span><text:span text:style-name="T13">.</text:span></text:p>
      <text:p text:style-name="P10"><text:span text:style-name="Source_20_Text"><text:span text:style-name="T35">rsync</text:span></text:span><text:span text:style-name="T13">: To sync the contents of a local directory with a remote directory, you can use the following command:</text:span></text:p>
      <text:p text:style-name="P6"><text:span text:style-name="T13">rsync -avz localdir/ </text:span><text:a xlink:type="simple" xlink:href="mailto:username@remote" text:style-name="Internet_20_link" text:visited-style-name="Visited_20_Internet_20_Link">username@remote</text:a><text:span text:style-name="T13">:/path/to/destination/</text:span></text:p>
      <text:p text:style-name="P10"><text:span text:style-name="T13">This will transfer the contents of </text:span><text:span text:style-name="Source_20_Text"><text:span text:style-name="T13">localdir/</text:span></text:span><text:span text:style-name="T13"> to the remote directory at </text:span><text:span text:style-name="Source_20_Text"><text:span text:style-name="T13">/path/to/destination/</text:span></text:span><text:span text:style-name="T13">, and will only transfer files that have changed.</text:span></text:p>
      <text:p text:style-name="P10"><text:span text:style-name="Source_20_Text"><text:span text:style-name="T35"/></text:span></text:p>
      <text:p text:style-name="P10"><text:soft-page-break/><text:span text:style-name="Source_20_Text"><text:span text:style-name="T35">rpm</text:span></text:span><text:span text:style-name="T13">: To install a package using </text:span><text:span text:style-name="Source_20_Text"><text:span text:style-name="T13">rpm</text:span></text:span><text:span text:style-name="T13">, you can use the following command:</text:span></text:p>
      <text:p text:style-name="P30">rpm -i package.rpm</text:p>
      <text:p text:style-name="P24">This will install the package <text:span text:style-name="Source_20_Text">package.rpm</text:span> on your system.</text:p>
      <text:p text:style-name="P24"><text:span text:style-name="Source_20_Text"><text:span text:style-name="T19">yum</text:span></text:span><text:span text:style-name="T19">:</text:span> To install a package using <text:span text:style-name="Source_20_Text">yum</text:span>, you can use the following command:</text:p>
      <text:p text:style-name="P31">syntax:<text:span text:style-name="T36">yum install package</text:span></text:p>
      <text:p text:style-name="P31"><text:span text:style-name="T36">This will install the package named </text:span><text:span text:style-name="Source_20_Text"><text:span text:style-name="T36">package</text:span></text:span><text:span text:style-name="T36"> and its dependencies, if any, from the configured repositories. </text:span></text:p>
      <text:p text:style-name="P31"><text:span text:style-name="Source_20_Text"><text:span text:style-name="T29">apt</text:span></text:span><text:span text:style-name="T29">: </text:span><text:span text:style-name="T36">To install a package using </text:span><text:span text:style-name="Source_20_Text"><text:span text:style-name="T36">apt</text:span></text:span><text:span text:style-name="T36">, you can use the following command:</text:span></text:p>
      <text:p text:style-name="P31">syntax: <text:span text:style-name="T36">apt-get install package</text:span></text:p>
      <text:p text:style-name="P31"><text:span text:style-name="T36">This will install the package named </text:span><text:span text:style-name="Source_20_Text"><text:span text:style-name="T36">package</text:span></text:span><text:span text:style-name="T36"> and its dependencies, if any, from the configured repositories.</text:span></text:p>
      <text:p text:style-name="P31"><text:span text:style-name="Source_20_Text"><text:span text:style-name="T29">dpkg</text:span></text:span><text:span text:style-name="T29">:</text:span><text:span text:style-name="T36"> To install a package using </text:span><text:span text:style-name="Source_20_Text"><text:span text:style-name="T36">dpkg</text:span></text:span><text:span text:style-name="T36">, you can use the following command:</text:span></text:p>
      <text:p text:style-name="P31">Syntax:<text:span text:style-name="T36"> dpkg -i package.deb</text:span></text:p>
      <text:p text:style-name="P31"><text:span text:style-name="T36">This will install the package </text:span><text:span text:style-name="Source_20_Text"><text:span text:style-name="T36">package.deb</text:span></text:span><text:span text:style-name="T36"> on your system.</text:span></text:p>
      <text:p text:style-name="P31"><text:span text:style-name="Source_20_Text"><text:span text:style-name="T29">ssh</text:span></text:span><text:span text:style-name="T29">:</text:span><text:span text:style-name="T30"> </text:span><text:span text:style-name="T36">To connect to a remote computer using SSH, you can use the following command:</text:span></text:p>
      <text:p text:style-name="P31">ssh <text:a xlink:type="simple" xlink:href="mailto:username@remote" text:style-name="Internet_20_link" text:visited-style-name="Visited_20_Internet_20_Link">username@remote</text:a></text:p>
      <text:p text:style-name="P25">This will open a secure shell connection to the remote computer and allow you to execute commands on it.</text:p>
      <text:p text:style-name="P31"><text:span text:style-name="Source_20_Text"><text:span text:style-name="T29">telnet</text:span></text:span><text:span text:style-name="T29">:</text:span><text:span text:style-name="T36"> To connect to a remote computer using Telnet, you can use the following command:</text:span></text:p>
      <text:p text:style-name="P31">telnet remote</text:p>
      <text:p text:style-name="P25">This will open an insecure Telnet connection to the remote computer and allow you to execute commands on it.</text:p>
      <text:p text:style-name="P25"><text:span text:style-name="Source_20_Text"><text:span text:style-name="T19">NTP</text:span></text:span><text:span text:style-name="T19">: </text:span>To synchronize your system clock with an NTP server, you can use the following command:</text:p>
      <text:p text:style-name="P31">ntpdate pool.ntp.org</text:p>
      <text:p text:style-name="P31"><text:span text:style-name="T36">This will synchronize your system clock with the NTP server at </text:span><text:span text:style-name="Source_20_Text"><text:span text:style-name="T36">pool.ntp.org</text:span></text:span><text:span text:style-name="T36">.</text:span></text:p>
      <text:p text:style-name="P31"><text:span text:style-name="Source_20_Text"><text:span text:style-name="T29">chronyd</text:span></text:span><text:span text:style-name="T29">: </text:span><text:span text:style-name="T36">To start the </text:span><text:span text:style-name="Source_20_Text"><text:span text:style-name="T36">chronyd</text:span></text:span><text:span text:style-name="T36"> service and synchronize your system clock with NTP servers, you can use the following command:</text:span></text:p>
      <text:p text:style-name="P31">systemctl start chronyd</text:p>
      <text:p text:style-name="P31"><text:span text:style-name="T36">This will start the </text:span><text:span text:style-name="Source_20_Text"><text:span text:style-name="T36">chronyd</text:span></text:span><text:span text:style-name="T36"> service and synchronize your system clock with the configured NTP servers.</text:span></text:p>
      <text:p text:style-name="P48"><text:span text:style-name="Source_20_Text"><text:span text:style-name="T28">dhcp server</text:span></text:span><text:span text:style-name="T28">: </text:span><text:span text:style-name="T10">To configure a </text:span><text:span text:style-name="Source_20_Text"><text:span text:style-name="T10">dhcp server</text:span></text:span><text:span text:style-name="T10"> to assign IP addresses to devices on a network, you would need to install and configure a </text:span><text:span text:style-name="Source_20_Text"><text:span text:style-name="T10">dhcp server</text:span></text:span><text:span text:style-name="T10"> software, such as </text:span><text:span text:style-name="Source_20_Text"><text:span text:style-name="T10">isc-dhcp-server</text:span></text:span><text:span text:style-name="T10"> on Ubuntu. Once installed, you would need to configure the </text:span><text:span text:style-name="Source_20_Text"><text:span text:style-name="T10">dhcpd.conf</text:span></text:span><text:span text:style-name="T10"> file to specify the IP range and lease duration, among other settings.</text:span></text:p>
      <text:p text:style-name="P48"><text:soft-page-break/><text:span text:style-name="Source_20_Text"><text:span text:style-name="T19">firewall</text:span></text:span><text:span text:style-name="T19">: </text:span>To configure a firewall to allow or block incoming or outgoing traffic on a network, you would need to install and configure a firewall software, such as <text:span text:style-name="Source_20_Text">ufw</text:span> on Ubuntu. Once installed, you would need to configure the firewall rules to allow or block specific ports and protocols.</text:p>
      <text:p text:style-name="P48"><text:span text:style-name="Source_20_Text"><text:span text:style-name="T19">LDAP</text:span></text:span><text:span text:style-name="T19">: </text:span>To authenticate and authorize users using LDAP, you would need to configure your system to use LDAP for authentication and authorization. This can be done by configuring the</text:p>
      <text:p text:style-name="P25"/>
      <text:p text:style-name="P48"><text:span text:style-name="T20">Booting Process:</text:span><text:span text:style-name="T4"> This is the process that the system goes through to start up and become operational. It involves several stages, including BIOS initialization, bootloader loading, kernel loading, and initialization of system services and daemons.</text:span></text:p>
      <text:p text:style-name="P57">Power On Self Test (POST): When you turn on the computer, the first thing that happens is the Power On Self Test (POST). This is a series of diagnostic tests that the computer performs to make sure that all the hardware is working properly. The POST checks the processor, memory, keyboard, and other essential components.</text:p>
      <text:p text:style-name="Text_20_body">Bootloader: After the POST, the system starts the bootloader. The bootloader is responsible for loading the operating system into memory. The most common bootloaders used in Linux systems are GRUB (Grand Unified Bootloader) and LILO (Linux Loader).</text:p>
      <text:p text:style-name="Text_20_body">Kernel Loading: Once the bootloader has loaded the operating system into memory, it hands over control to the kernel. The kernel is the core component of the operating system that controls the system's hardware and software resources. The kernel initializes the system's hardware components such as the CPU, memory, and devices like disks and network interfaces.</text:p>
      <text:p text:style-name="Text_20_body">Initialization of System Services and Daemons: After the kernel has been loaded, it initializes system services and daemons. These are the background processes that provide essential system functionality. Examples of system services include the network, user authentication, and time synchronization.</text:p>
      <text:p text:style-name="Text_20_body">System Run Levels: Linux systems have six run levels, which are predefined configurations of the system's services and daemons. Each run level determines which services should be running at a given time. The default run level is usually 5, which means that the system is in multi-user mode with networking enabled.</text:p>
      <text:p text:style-name="Text_20_body">Login: Once the system has initialized all necessary services and daemons, it prompts the user to log in. Once the user has successfully authenticated, they are presented with the command prompt or graphical user interface (GUI), depending on the system configuration.</text:p>
      <text:p text:style-name="P57"/>
      <text:p text:style-name="P48"><text:span text:style-name="T19">System Run Levels:</text:span> These are predefined configurations of the system's services and daemons that determine which services should be running at a given time. There are typically six run levels in Linux systems, ranging from single-user mode to multi-user mode with networking.</text:p>
      <text:p text:style-name="P48"><text:span text:style-name="T19">df:</text:span> This command is used to display information about the file system disk space usage. It shows the amount of free and used space on each mounted file system.</text:p>
      <text:p text:style-name="P48"><text:span text:style-name="T19">fdisk:</text:span> This command is used to manipulate disk partitions on a Linux system. It can be used to create, delete, and modify partitions.</text:p>
      <text:p text:style-name="P48"><text:soft-page-break/><text:span text:style-name="T19">LVM:</text:span> LVM stands for Logical Volume Manager, and it is a tool that is used to manage disk space on a Linux system. It provides a flexible and dynamic way to manage disk partitions and volumes.</text:p>
      <text:p text:style-name="P48">fsck: This command is used to check and repair the file system on a Linux system. It checks the file system for errors and inconsistencies and repairs them if possible.</text:p>
      <text:p text:style-name="P48"><text:span text:style-name="T19">NFS: </text:span>NFS stands for Network File System, and it is a protocol used to share files over a network. It allows a client to access files and directories on a remote server as if they were local.</text:p>
      <text:p text:style-name="P48"><text:span text:style-name="T19">Samba Server:</text:span> Samba is an open-source software suite that provides file and print services over a network. It allows Linux systems to communicate with Windows systems and provides file and printer sharing services.</text:p>
      <text:p text:style-name="P15"/>
      <text:p text:style-name="P3">Difference between relative path and absolute path:</text:p>
      <text:p text:style-name="P15">an absolute path is a complete path that starts from the root directory (/) and specifies the location of a file or directory on the file system. An absolute path always begins with a forward slash (/) and contains the entire path to the file or directory, starting from the root directory.</text:p>
      <text:p text:style-name="P15">isw144@isw144-HP-Pavilion-Laptop-15-cs0xxx:/$ cd home</text:p>
      <text:p text:style-name="P15">isw144@isw144-HP-Pavilion-Laptop-15-cs0xxx<text:span text:style-name="T32">:/home$ </text:span></text:p>
      <text:p text:style-name="P15"/>
      <text:p text:style-name="P15">a relative path is a path that is relative to the current working directory of the user. A relative path specifies the location of a file or directory relative to the current working directory, rather than starting from the root directory.</text:p>
      <text:p text:style-name="P15">isw144@isw144-HP-Pavilion-Laptop-15-cs0xxx:~$ cd Music</text:p>
      <text:p text:style-name="P15">isw144@isw144-HP-Pavilion-Laptop-15-cs0xxx<text:span text:style-name="T32">:~/Music$ </text:span></text:p>
      <text:p text:style-name="P26"/>
      <text:p text:style-name="P26">Both absolute and relative paths are used in Linux to specify the location of files and directories</text:p>
      <text:p text:style-name="P9"/>
      <text:p text:style-name="P3"><text:span text:style-name="T33">hard link, soft link, inode number ?</text:span><text:span text:style-name="T11"> </text:span></text:p>
      <text:p text:style-name="P2"><text:span text:style-name="T11">Hard links for any file can be created with command </text:span><text:span text:style-name="Strong_20_Emphasis"><text:span text:style-name="T12">ln</text:span></text:span><text:span text:style-name="T11">. One extra hard link file will be created in the respective directory.</text:span></text:p>
      <text:p text:style-name="P12"><text:span text:style-name="T1">The syntax is </text:span><text:span text:style-name="Source_20_Text"><text:span text:style-name="T1">ln (original file path) (new file path)</text:span></text:span><text:span text:style-name="T1">.</text:span></text:p>
      <text:p text:style-name="P12"><text:span text:style-name="T1">When changes are made to one filename, the other reflects those changes. The permissions, link count, ownership, timestamps, and file content are the exact same. If the original file is deleted, the data still exists under the secondary hard link. The data is only removed from your drive when all links to the data have been removed. If you find two files with identical properties but are unsure if they are hard-linked, use the </text:span><text:span text:style-name="Source_20_Text"><text:span text:style-name="T1">ls -i</text:span></text:span><text:span text:style-name="T1"> command to view the </text:span><text:span text:style-name="Emphasis"><text:span text:style-name="T1">inode</text:span></text:span><text:span text:style-name="T1"> number. Files that are hard-linked together share the same inode number.</text:span></text:p>
      <text:h text:style-name="P29" text:outline-level="4">Hard limits</text:h>
      <text:p text:style-name="Text_20_body">While useful, there are some limitations to what hard links can do. For starters, they can only be created for regular files (not directories or special files). Also, a hard link cannot span multiple filesystems. They only work when the new hard link exists on the same filesystem as the original.</text:p>
      <text:p text:style-name="P51">soft link</text:p>
      <text:p text:style-name="P14">Commonly referred to as <text:span text:style-name="Emphasis">symbolic links</text:span>, soft links link together non-regular and regular files. They can also span multiple filesystems. By definition, a soft link is not a standard file, but a special file that points to an existing file. Let's look at how to create a soft link. I use the <text:span text:style-name="Source_20_Text">ln -s</text:span> command and the following syntax:</text:p>
      <text:p text:style-name="Text_20_body"><text:span text:style-name="Source_20_Text">ln -s (file path you want to point to) (new file path)</text:span></text:p>
      <text:p text:style-name="Text_20_body"><text:soft-page-break/><text:span text:style-name="Source_20_Text"><text:span text:style-name="T37">All of this sounds great, but there are some drawbacks to using a soft link. The biggest concern is data loss and data confusion. If the original file is deleted, the soft link is broken. This situation is referred to as a </text:span></text:span><text:span text:style-name="Source_20_Text"><text:span text:style-name="Emphasis"><text:span text:style-name="T37">dangling soft link</text:span></text:span></text:span><text:span text:style-name="Source_20_Text"><text:span text:style-name="T37">. If you were to create a new file with the same name as the original, your dangling soft link is no longer dangling at all. It points to the new file created, whether this was your intention or not, so be sure to keep this in mind.</text:span></text:span></text:p>
      <text:list xml:id="list704562257" text:style-name="L2">
        <text:list-item>
          <text:p text:style-name="P58">A hard link always points a filename to data on a storage device. </text:p>
        </text:list-item>
      </text:list>
      <text:list xml:id="list2767871634" text:style-name="L3">
        <text:list-item>
          <text:p text:style-name="P60">A soft link always points a filename to another filename, which then points to information on a storage device. </text:p>
        </text:list-item>
      </text:list>
      <text:p text:style-name="P52">inode number</text:p>
      <text:p text:style-name="P50">The inode number <text:span text:style-name="T34">refers to the physical file, the data stored in a particular location</text:span>. A file also has a device number, and the combination of its inode number and device number is unique throughout all the file systems in the hierarchical file system.</text:p>
      <text:p text:style-name="P46"><text:span text:style-name="T38">Inodes </text:span><text:span text:style-name="T39">keep track of all the files on a Linux system</text:span><text:span text:style-name="T38">.</text:span></text:p>
      <text:p text:style-name="P46"/>
      <text:p text:style-name="P7">wildcards(*,?,^,[]) </text:p>
      <text:p text:style-name="P7"/>
      <text:list xml:id="list2619149529" text:style-name="L4">
        <text:list-item>
          <text:p text:style-name="P61"><text:span text:style-name="Strong_20_Emphasis">* – </text:span>This wildcard represents all the characters </text:p>
        </text:list-item>
      </text:list>
      <text:p text:style-name="P47">The wildcard ‘*’ means it will match any number of characters or a set of characters. For example, S**n will match anything between S and n. The number of characters between them do not count.</text:p>
      <text:list xml:id="list1719041067" text:style-name="L5">
        <text:list-item>
          <text:p text:style-name="P63"><text:span text:style-name="Strong_20_Emphasis">? – </text:span>This wildcard represents a single character </text:p>
        </text:list-item>
      </text:list>
      <text:p text:style-name="P49">The wildcard ‘?’ means it will match a single character. For example, S?? n will match anything that will begin with S and end with n and has two characters between them.</text:p>
      <text:p text:style-name="P49"/>
      <text:list xml:id="list174718900963969" text:continue-numbering="true" text:style-name="L5">
        <text:list-item>
          <text:p text:style-name="P62"><text:span text:style-name="Strong_20_Emphasis">[] – </text:span>This wildcard represents a range of characters. </text:p>
        </text:list-item>
      </text:list>
      <text:p text:style-name="P46">The wildcard ‘[]’ means it will match characters that are enclosed in square braces. For example, S[on]n will match only Son and Snn. We can also specify characters in braces like S[a-d]n, which will match San, Sbn, Scn, Sdn.</text:p>
      <text:p text:style-name="P46"/>
      <text:p text:style-name="P46"/>
      <table:table table:name="Table1" table:style-name="Table1">
        <table:table-column table:style-name="Table1.A"/>
        <table:table-column table:style-name="Table1.B"/>
        <table:table-row>
          <table:table-cell table:style-name="Table1.A1" office:value-type="string">
            <text:p text:style-name="Table_20_Contents"><text:span text:style-name="Strong_20_Emphasis">Options</text:span></text:p>
          </table:table-cell>
          <table:table-cell table:style-name="Table1.A1" office:value-type="string">
            <text:p text:style-name="Table_20_Contents"><text:span text:style-name="Strong_20_Emphasis">Description</text:span></text:p>
          </table:table-cell>
        </table:table-row>
        <table:table-row>
          <table:table-cell table:style-name="Table1.A1" office:value-type="string">
            <text:p text:style-name="Table_20_Contents">*</text:p>
          </table:table-cell>
          <table:table-cell table:style-name="Table1.A1" office:value-type="string">
            <text:p text:style-name="Table_20_Contents">To list out all the files.</text:p>
          </table:table-cell>
        </table:table-row>
        <table:table-row>
          <table:table-cell table:style-name="Table1.A1" office:value-type="string">
            <text:p text:style-name="Table_20_Contents">A*</text:p>
          </table:table-cell>
          <table:table-cell table:style-name="Table1.A1" office:value-type="string">
            <text:p text:style-name="Table_20_Contents">Any file that begins with the letter ‘A.’</text:p>
          </table:table-cell>
        </table:table-row>
        <table:table-row>
          <table:table-cell table:style-name="Table1.A1" office:value-type="string">
            <text:p text:style-name="Table_20_Contents">A*txt</text:p>
          </table:table-cell>
          <table:table-cell table:style-name="Table1.A1" office:value-type="string">
            <text:p text:style-name="Table_20_Contents">Any file that begins with the letter ‘A’ and ends with a txt</text:p>
          </table:table-cell>
        </table:table-row>
        <table:table-row>
          <table:table-cell table:style-name="Table1.A1" office:value-type="string">
            <text:p text:style-name="Table_20_Contents">List??</text:p>
          </table:table-cell>
          <table:table-cell table:style-name="Table1.A1" office:value-type="string">
            <text:p text:style-name="Table_20_Contents">Any file that begins with List followed by 2 characters.</text:p>
          </table:table-cell>
        </table:table-row>
        <table:table-row>
          <table:table-cell table:style-name="Table1.A1" office:value-type="string">
            <text:p text:style-name="Table_20_Contents">[abc]*</text:p>
          </table:table-cell>
          <table:table-cell table:style-name="Table1.A1" office:value-type="string">
            <text:p text:style-name="Table_20_Contents">Any file that begins with either ‘a’ or ‘b’ or ‘c’ and ending with any number of characters.</text:p>
          </table:table-cell>
        </table:table-row>
        <table:table-row>
          <table:table-cell table:style-name="Table1.A1" office:value-type="string">
            <text:p text:style-name="Table_20_Contents">[[:upper:]]</text:p>
          </table:table-cell>
          <table:table-cell table:style-name="Table1.A1" office:value-type="string">
            <text:p text:style-name="Table_20_Contents">Any file that begins with an uppercase letter</text:p>
          </table:table-cell>
        </table:table-row>
        <table:table-row>
          <table:table-cell table:style-name="Table1.A1" office:value-type="string">
            <text:p text:style-name="Table_20_Contents">[![:digit:]]*</text:p>
          </table:table-cell>
          <table:table-cell table:style-name="Table1.A1" office:value-type="string">
            <text:p text:style-name="Table_20_Contents">Any file that does not begin with a numeral</text:p>
          </table:table-cell>
        </table:table-row>
        <table:table-row>
          <table:table-cell table:style-name="Table1.A1" office:value-type="string">
            <text:p text:style-name="Table_20_Contents">[a-d]?</text:p>
          </table:table-cell>
          <table:table-cell table:style-name="Table1.A1" office:value-type="string">
            <text:p text:style-name="Table_20_Contents">Any file that begins from a range of a-d and followed by exactly 1 character.</text:p>
          </table:table-cell>
        </table:table-row>
        <table:table-row>
          <table:table-cell table:style-name="Table1.A1" office:value-type="string">
            <text:p text:style-name="Table_20_Contents">A??f</text:p>
          </table:table-cell>
          <table:table-cell table:style-name="Table1.A1" office:value-type="string">
            <text:p text:style-name="Table_20_Contents">Any file that begins with the letter ‘A’ followed by exactly two characters and ending with ‘f’.</text:p>
          </table:table-cell>
        </table:table-row>
      </table:table>
      <text:p text:style-name="P8"><text:soft-page-break/>ACL:</text:p>
      <text:p text:style-name="P22">Linux Access Control Lists, or ACLs, can take some getting used to, but they're invaluable for getting a finer-grained control of your Linux filesystem permissions.</text:p>
      <text:p text:style-name="P23">ACLs allow us to apply a more specific set of permissions to a file or directory without (necessarily) changing the base ownership and permissions. They let us "tack on" access for other users or groups.</text:p>
      <text:p text:style-name="Text_20_body">We can view the current ACL using the <text:span text:style-name="Source_20_Text">getfacl</text:span> command:</text:p>
      <text:h text:style-name="P44" text:outline-level="2"><text:bookmark text:name="setting-an-acl"/>Setting an ACL</text:h>
      <text:p text:style-name="Text_20_body">The syntax for setting an ACL looks like this:</text:p>
      <text:p text:style-name="P45"><text:span text:style-name="Source_20_Text">setfacl [option] [action/specification] file</text:span></text:p>
      <text:p text:style-name="P22">When we want to set a <text:span text:style-name="Emphasis">group</text:span> ACL, we need to specify this by putting <text:span text:style-name="Source_20_Text">g:</text:span> in front of the group’s name. For users, just change the <text:span text:style-name="Source_20_Text">g</text:span> to a <text:span text:style-name="Source_20_Text">u</text:span>, but <text:span text:style-name="Source_20_Text">setfacl</text:span> will assume we are talking about a user if you don’t put anything in that spot.</text:p>
      <text:p text:style-name="P21"><text:span text:style-name="Source_20_Text">chmod g-rwx ./kenny</text:span></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12:38:57.438005434</meta:creation-date>
    <dc:date>2023-04-24T17:47:17.799025793</dc:date>
    <meta:editing-duration>PT1H9M12S</meta:editing-duration>
    <meta:editing-cycles>8</meta:editing-cycles>
    <meta:generator>LibreOffice/7.3.7.2$Linux_X86_64 LibreOffice_project/30$Build-2</meta:generator>
    <meta:document-statistic meta:table-count="1" meta:image-count="0" meta:object-count="0" meta:page-count="10" meta:paragraph-count="210" meta:word-count="3927" meta:character-count="23083" meta:non-whitespace-character-count="19409"/>
  </office:meta>
</office:document-meta>
</file>